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9bd7" officeooo:paragraph-rsid="001d6dc9"/>
    </style:style>
    <style:style style:name="P2" style:family="paragraph" style:parent-style-name="Standard" style:list-style-name="L1">
      <style:text-properties officeooo:rsid="00199bd7" officeooo:paragraph-rsid="001d6dc9"/>
    </style:style>
    <style:style style:name="P3" style:family="paragraph" style:parent-style-name="Standard">
      <style:text-properties officeooo:paragraph-rsid="001d6dc9"/>
    </style:style>
    <style:style style:name="T1" style:family="text">
      <style:text-properties officeooo:rsid="001d6d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ommand line : </text:p>
      <text:list xml:id="list3844158794" text:style-name="L1">
        <text:list-item>
          <text:p text:style-name="P2"><text:s/>sudo lshw </text:p>
        </text:list-item>
        <text:list-item>
          <text:p text:style-name="P2"><text:s/>lshw -short</text:p>
        </text:list-item>
      </text:list>
      <text:p text:style-name="P1"/>
      <text:p text:style-name="P1"/>
      <text:p text:style-name="P3">alexandru@alexandru-HP-ProBook-430-G4:~$ sudo lshw</text:p>
      <text:p text:style-name="P3">[sudo] password for alexandru: </text:p>
      <text:p text:style-name="P3">alexandru-hp-probook-430-g4 </text:p>
      <text:p text:style-name="P3"><text:s text:c="4"/>description: Notebook</text:p>
      <text:p text:style-name="P3"><text:s text:c="4"/>product: HP ProBook 430 G4 (Y7Z51EA#ABB)</text:p>
      <text:p text:style-name="P3"><text:s text:c="4"/>vendor: HP</text:p>
      <text:p text:style-name="P3"><text:s text:c="4"/>serial: 5CD6520DJ7</text:p>
      <text:p text:style-name="P3"><text:s text:c="4"/>width: 64 bits</text:p>
      <text:p text:style-name="P3"><text:s text:c="4"/>capabilities: smbios-3.0 dmi-3.0 smp vsyscall32</text:p>
      <text:p text:style-name="P3"><text:s text:c="4"/>configuration: administrator_password=disabled boot=normal chassis=notebook family=103C_5336AN G=N L=BUS B=HP S=PRO frontpanel_password=disabled keyboard_password=disabled power-on_password=disabled sku=Y7Z51EA#ABB uuid=084B9A4D-C389-0610-94B3-7D342F136299</text:p>
      <text:p text:style-name="P3"><text:s text:c="2"/>*-core</text:p>
      <text:p text:style-name="P3"><text:s text:c="7"/>description: Motherboard</text:p>
      <text:p text:style-name="P3"><text:s text:c="7"/>product: 822C</text:p>
      <text:p text:style-name="P3"><text:s text:c="7"/>vendor: HP</text:p>
      <text:p text:style-name="P3"><text:s text:c="7"/>physical id: 0</text:p>
      <text:p text:style-name="P3"><text:s text:c="7"/>version: KBC Version 42.1E</text:p>
      <text:p text:style-name="P3"><text:s text:c="7"/>serial: PGDZN038J5788H</text:p>
      <text:p text:style-name="P3"><text:s text:c="5"/>*-memory</text:p>
      <text:p text:style-name="P3"><text:s text:c="10"/>description: System Memory</text:p>
      <text:p text:style-name="P3"><text:s text:c="10"/>physical id: 0</text:p>
      <text:p text:style-name="P3"><text:s text:c="10"/>slot: System board or motherboard</text:p>
      <text:p text:style-name="P3"><text:s text:c="10"/>size: 4GiB</text:p>
      <text:p text:style-name="P3"><text:s text:c="8"/>*-bank:0</text:p>
      <text:p text:style-name="P3"><text:s text:c="13"/>description: SODIMM DDR4 Synchronous 2133 MHz (0,5 ns)</text:p>
      <text:p text:style-name="P3"><text:s text:c="13"/>product: HMA851S6AFR6N-UH</text:p>
      <text:p text:style-name="P3"><text:s text:c="13"/>vendor: Hynix/Hyundai</text:p>
      <text:p text:style-name="P3"><text:s text:c="13"/>physical id: 0</text:p>
      <text:p text:style-name="P3"><text:s text:c="13"/>serial: 283B1A68</text:p>
      <text:p text:style-name="P3"><text:s text:c="13"/>slot: Bottom-Slot 1(top)</text:p>
      <text:p text:style-name="P3"><text:s text:c="13"/>size: 4GiB</text:p>
      <text:p text:style-name="P3"><text:s text:c="13"/>width: 64 bits</text:p>
      <text:p text:style-name="P3"><text:s text:c="13"/>clock: 2133MHz (0.5ns)</text:p>
      <text:p text:style-name="P3"><text:s text:c="8"/>*-bank:1</text:p>
      <text:p text:style-name="P3"><text:s text:c="13"/>description: [empty]</text:p>
      <text:p text:style-name="P3"><text:s text:c="13"/>physical id: 1</text:p>
      <text:p text:style-name="P3"><text:s text:c="13"/>slot: Bottom-Slot 2(under)</text:p>
      <text:p text:style-name="P3"><text:s text:c="5"/>*-firmware</text:p>
      <text:p text:style-name="P3"><text:s text:c="10"/>description: BIOS</text:p>
      <text:p text:style-name="P3"><text:s text:c="10"/>vendor: HP</text:p>
      <text:p text:style-name="P3"><text:s text:c="10"/>physical id: 6</text:p>
      <text:p text:style-name="P3"><text:s text:c="10"/>version: P85 Ver. 01.02</text:p>
      <text:p text:style-name="P3"><text:s text:c="10"/>date: 08/30/2016</text:p>
      <text:p text:style-name="P3"><text:s text:c="10"/>size: 64KiB</text:p>
      <text:p text:style-name="P3"><text:s text:c="10"/>capacity: 15MiB</text:p>
      <text:p text:style-name="P3"><text:soft-page-break/><text:s text:c="10"/>capabilities: pci pcmcia upgrade shadowing cdboot bootselect edd int5printscreen int9keyboard int14serial int17printer acpi usb smartbattery biosbootspecification netboot uefi</text:p>
      <text:p text:style-name="P3"><text:s text:c="5"/>*-cache:0</text:p>
      <text:p text:style-name="P3"><text:s text:c="10"/>description: L1 cache</text:p>
      <text:p text:style-name="P3"><text:s text:c="10"/>physical id: c</text:p>
      <text:p text:style-name="P3"><text:s text:c="10"/>slot: L1 Cache</text:p>
      <text:p text:style-name="P3"><text:s text:c="10"/>size: 128KiB</text:p>
      <text:p text:style-name="P3"><text:s text:c="10"/>capacity: 128KiB</text:p>
      <text:p text:style-name="P3"><text:s text:c="10"/>capabilities: synchronous internal write-back unified</text:p>
      <text:p text:style-name="P3"><text:s text:c="10"/>configuration: level=1</text:p>
      <text:p text:style-name="P3"><text:s text:c="5"/>*-cache:1</text:p>
      <text:p text:style-name="P3"><text:s text:c="10"/>description: L2 cache</text:p>
      <text:p text:style-name="P3"><text:s text:c="10"/>physical id: d</text:p>
      <text:p text:style-name="P3"><text:s text:c="10"/>slot: L2 Cache</text:p>
      <text:p text:style-name="P3"><text:s text:c="10"/>size: 512KiB</text:p>
      <text:p text:style-name="P3"><text:s text:c="10"/>capacity: 512KiB</text:p>
      <text:p text:style-name="P3"><text:s text:c="10"/>capabilities: synchronous internal write-back unified</text:p>
      <text:p text:style-name="P3"><text:s text:c="10"/>configuration: level=2</text:p>
      <text:p text:style-name="P3"><text:s text:c="5"/>*-cache:2</text:p>
      <text:p text:style-name="P3"><text:s text:c="10"/>description: L3 cache</text:p>
      <text:p text:style-name="P3"><text:s text:c="10"/>physical id: e</text:p>
      <text:p text:style-name="P3"><text:s text:c="10"/>slot: L3 Cache</text:p>
      <text:p text:style-name="P3"><text:s text:c="10"/>size: 3MiB</text:p>
      <text:p text:style-name="P3"><text:s text:c="10"/>capacity: 3MiB</text:p>
      <text:p text:style-name="P3"><text:s text:c="10"/>capabilities: synchronous internal write-back unified</text:p>
      <text:p text:style-name="P3"><text:s text:c="10"/>configuration: level=3</text:p>
      <text:p text:style-name="P3"><text:s text:c="5"/>*-cpu</text:p>
      <text:p text:style-name="P3"><text:s text:c="10"/>description: CPU</text:p>
      <text:p text:style-name="P3"><text:s text:c="10"/>product: Intel(R) Core(TM) i5-7200U CPU @ 2.50GHz</text:p>
      <text:p text:style-name="P3"><text:s text:c="10"/>vendor: Intel Corp.</text:p>
      <text:p text:style-name="P3"><text:s text:c="10"/>physical id: f</text:p>
      <text:p text:style-name="P3"><text:s text:c="10"/>bus info: cpu@0</text:p>
      <text:p text:style-name="P3"><text:s text:c="10"/>version: Intel(R) Core(TM) i5-7200U CPU @ 2.50GHz</text:p>
      <text:p text:style-name="P3"><text:s text:c="10"/>serial: To Be Filled By O.E.M.</text:p>
      <text:p text:style-name="P3"><text:s text:c="10"/>slot: U3E1</text:p>
      <text:p text:style-name="P3"><text:s text:c="10"/>size: 1987MHz</text:p>
      <text:p text:style-name="P3"><text:s text:c="10"/>capacity: 3100MHz</text:p>
      <text:p text:style-name="P3"><text:s text:c="10"/>width: 64 bits</text:p>
      <text:p text:style-name="P3"><text:s text:c="10"/>clock: 100MHz</text:p>
      <text:p text:style-name="P3"><text:s text:c="10"/>capabilities: x86-64 fpu fpu_exception wp vme de pse tsc msr pae mce cx8 apic sep mtrr pge mca cmov pat pse36 clflush dts acpi mmx fxsr sse sse2 ss ht tm pbe syscall nx pdpe1gb rdtscp constant_tsc art arch_perfmon pebs bts rep_good nopl xtopology nonstop_tsc cpuid aperfmperf tsc_known_freq pni pclmulqdq dtes64 monitor ds_cpl vmx est tm2 ssse3 sdbg fma cx16 xtpr pdcm pcid sse4_1 sse4_2 x2apic movbe popcnt tsc_deadline_timer aes xsave avx f16c rdrand lahf_lm abm 3dnowprefetch cpuid_fault epb invpcid_single pti ssbd ibrs ibpb stibp tpr_shadow vnmi flexpriority ept vpid ept_ad fsgsbase tsc_adjust bmi1 avx2 smep bmi2 erms invpcid mpx rdseed adx smap clflushopt intel_pt xsaveopt xsavec xgetbv1 xsaves dtherm ida arat pln pts hwp hwp_notify hwp_act_window hwp_epp md_clear flush_l1d cpufreq</text:p>
      <text:p text:style-name="P3"><text:s text:c="10"/>configuration: cores=2 enabledcores=2 threads=4</text:p>
      <text:p text:style-name="P3"><text:s text:c="5"/>*-pci</text:p>
      <text:p text:style-name="P3"><text:s text:c="10"/>description: Host bridge</text:p>
      <text:p text:style-name="P3"><text:s text:c="10"/>product: Xeon E3-1200 v6/7th Gen Core Processor Host Bridge/DRAM Registers</text:p>
      <text:p text:style-name="P3"><text:soft-page-break/><text:s text:c="10"/>vendor: Intel Corporation</text:p>
      <text:p text:style-name="P3"><text:s text:c="10"/>physical id: 100</text:p>
      <text:p text:style-name="P3"><text:s text:c="10"/>bus info: pci@0000:00:00.0</text:p>
      <text:p text:style-name="P3"><text:s text:c="10"/>version: 02</text:p>
      <text:p text:style-name="P3"><text:s text:c="10"/>width: 32 bits</text:p>
      <text:p text:style-name="P3"><text:s text:c="10"/>clock: 33MHz</text:p>
      <text:p text:style-name="P3"><text:s text:c="10"/>configuration: driver=skl_uncore</text:p>
      <text:p text:style-name="P3"><text:s text:c="10"/>resources: irq:0</text:p>
      <text:p text:style-name="P3"><text:s text:c="8"/>*-display</text:p>
      <text:p text:style-name="P3"><text:s text:c="13"/>description: VGA compatible controller</text:p>
      <text:p text:style-name="P3"><text:s text:c="13"/>product: HD Graphics 620</text:p>
      <text:p text:style-name="P3"><text:s text:c="13"/>vendor: Intel Corporation</text:p>
      <text:p text:style-name="P3"><text:s text:c="13"/>physical id: 2</text:p>
      <text:p text:style-name="P3"><text:s text:c="13"/>bus info: pci@0000:00:02.0</text:p>
      <text:p text:style-name="P3"><text:s text:c="13"/>logical name: /dev/fb0</text:p>
      <text:p text:style-name="P3"><text:s text:c="13"/>version: 02</text:p>
      <text:p text:style-name="P3"><text:s text:c="13"/>width: 64 bits</text:p>
      <text:p text:style-name="P3"><text:s text:c="13"/>clock: 33MHz</text:p>
      <text:p text:style-name="P3"><text:s text:c="13"/>capabilities: pciexpress msi pm vga_controller bus_master cap_list rom fb</text:p>
      <text:p text:style-name="P3"><text:s text:c="13"/>configuration: depth=32 driver=i915 latency=0 mode=1920x1080 visual=truecolor xres=1920 yres=1080</text:p>
      <text:p text:style-name="P3"><text:s text:c="13"/>resources: iomemory:1f0-1ef irq:131 memory:1ffe000000-1ffeffffff memory:d0000000-dfffffff ioport:4000(size=64) memory:c0000-dffff</text:p>
      <text:p text:style-name="P3"><text:s text:c="8"/>*-usb</text:p>
      <text:p text:style-name="P3"><text:s text:c="13"/>description: USB controller</text:p>
      <text:p text:style-name="P3"><text:s text:c="13"/>product: Sunrise Point-LP USB 3.0 xHCI Controller</text:p>
      <text:p text:style-name="P3"><text:s text:c="13"/>vendor: Intel Corporation</text:p>
      <text:p text:style-name="P3"><text:s text:c="13"/>physical id: 14</text:p>
      <text:p text:style-name="P3"><text:s text:c="13"/>bus info: pci@0000:00:14.0</text:p>
      <text:p text:style-name="P3"><text:s text:c="13"/>version: 21</text:p>
      <text:p text:style-name="P3"><text:s text:c="13"/>width: 64 bits</text:p>
      <text:p text:style-name="P3"><text:s text:c="13"/>clock: 33MHz</text:p>
      <text:p text:style-name="P3"><text:s text:c="13"/>capabilities: pm msi xhci bus_master cap_list</text:p>
      <text:p text:style-name="P3"><text:s text:c="13"/>configuration: driver=xhci_hcd latency=0</text:p>
      <text:p text:style-name="P3"><text:s text:c="13"/>resources: irq:125 memory:e0300000-e030ffff</text:p>
      <text:p text:style-name="P3"><text:s text:c="11"/>*-usbhost:0</text:p>
      <text:p text:style-name="P3"><text:s text:c="16"/>product: xHCI Host Controller</text:p>
      <text:p text:style-name="P3"><text:s text:c="16"/>vendor: Linux 5.0.0-36-generic xhci-hcd</text:p>
      <text:p text:style-name="P3"><text:s text:c="16"/>physical id: 0</text:p>
      <text:p text:style-name="P3"><text:s text:c="16"/>bus info: usb@1</text:p>
      <text:p text:style-name="P3"><text:s text:c="16"/>logical name: usb1</text:p>
      <text:p text:style-name="P3"><text:s text:c="16"/>version: 5.00</text:p>
      <text:p text:style-name="P3"><text:s text:c="16"/>capabilities: usb-2.00</text:p>
      <text:p text:style-name="P3"><text:s text:c="16"/>configuration: driver=hub slots=12 speed=480Mbit/s</text:p>
      <text:p text:style-name="P3"><text:s text:c="14"/>*-usb:0</text:p>
      <text:p text:style-name="P3"><text:s text:c="19"/>description: Video</text:p>
      <text:p text:style-name="P3"><text:s text:c="19"/>product: HP HD Camera</text:p>
      <text:p text:style-name="P3"><text:s text:c="19"/>vendor: Generic</text:p>
      <text:p text:style-name="P3"><text:s text:c="19"/>physical id: 6</text:p>
      <text:p text:style-name="P3"><text:s text:c="19"/>bus info: usb@1:6</text:p>
      <text:p text:style-name="P3"><text:s text:c="19"/>version: 1.05</text:p>
      <text:p text:style-name="P3"><text:s text:c="19"/>serial: 200901010001</text:p>
      <text:p text:style-name="P3"><text:soft-page-break/><text:s text:c="19"/>capabilities: usb-2.00</text:p>
      <text:p text:style-name="P3"><text:s text:c="19"/>configuration: driver=uvcvideo maxpower=500mA speed=480Mbit/s</text:p>
      <text:p text:style-name="P3"><text:s text:c="14"/>*-usb:1</text:p>
      <text:p text:style-name="P3"><text:s text:c="19"/>description: Bluetooth wireless interface</text:p>
      <text:p text:style-name="P3"><text:s text:c="19"/>vendor: Intel Corp.</text:p>
      <text:p text:style-name="P3"><text:s text:c="19"/>physical id: 7</text:p>
      <text:p text:style-name="P3"><text:s text:c="19"/>bus info: usb@1:7</text:p>
      <text:p text:style-name="P3"><text:s text:c="19"/>version: 0.03</text:p>
      <text:p text:style-name="P3"><text:s text:c="19"/>capabilities: bluetooth usb-2.00</text:p>
      <text:p text:style-name="P3"><text:s text:c="19"/>configuration: driver=btusb maxpower=100mA speed=12Mbit/s</text:p>
      <text:p text:style-name="P3"><text:s text:c="14"/>*-usb:2 UNCLAIMED</text:p>
      <text:p text:style-name="P3"><text:s text:c="19"/>description: Generic USB device</text:p>
      <text:p text:style-name="P3"><text:s text:c="19"/>product: VFS495 Fingerprint Reader</text:p>
      <text:p text:style-name="P3"><text:s text:c="19"/>vendor: Validity Sensors, Inc.</text:p>
      <text:p text:style-name="P3"><text:s text:c="19"/>physical id: 8</text:p>
      <text:p text:style-name="P3"><text:s text:c="19"/>bus info: usb@1:8</text:p>
      <text:p text:style-name="P3"><text:s text:c="19"/>version: 1.04</text:p>
      <text:p text:style-name="P3"><text:s text:c="19"/>serial: 00b00cffac9d</text:p>
      <text:p text:style-name="P3"><text:s text:c="19"/>capabilities: usb-1.10</text:p>
      <text:p text:style-name="P3"><text:s text:c="19"/>configuration: maxpower=100mA speed=12Mbit/s</text:p>
      <text:p text:style-name="P3"><text:s text:c="11"/>*-usbhost:1</text:p>
      <text:p text:style-name="P3"><text:s text:c="16"/>product: xHCI Host Controller</text:p>
      <text:p text:style-name="P3"><text:s text:c="16"/>vendor: Linux 5.0.0-36-generic xhci-hcd</text:p>
      <text:p text:style-name="P3"><text:s text:c="16"/>physical id: 1</text:p>
      <text:p text:style-name="P3"><text:s text:c="16"/>bus info: usb@2</text:p>
      <text:p text:style-name="P3"><text:s text:c="16"/>logical name: usb2</text:p>
      <text:p text:style-name="P3"><text:s text:c="16"/>version: 5.00</text:p>
      <text:p text:style-name="P3"><text:s text:c="16"/>capabilities: usb-3.00</text:p>
      <text:p text:style-name="P3"><text:s text:c="16"/>configuration: driver=hub slots=6 speed=5000Mbit/s</text:p>
      <text:p text:style-name="P3"><text:s text:c="8"/>*-generic</text:p>
      <text:p text:style-name="P3"><text:s text:c="13"/>description: Signal processing controller</text:p>
      <text:p text:style-name="P3"><text:s text:c="13"/>product: Sunrise Point-LP Thermal subsystem</text:p>
      <text:p text:style-name="P3"><text:s text:c="13"/>vendor: Intel Corporation</text:p>
      <text:p text:style-name="P3"><text:s text:c="13"/>physical id: 14.2</text:p>
      <text:p text:style-name="P3"><text:s text:c="13"/>bus info: pci@0000:00:14.2</text:p>
      <text:p text:style-name="P3"><text:s text:c="13"/>version: 21</text:p>
      <text:p text:style-name="P3"><text:s text:c="13"/>width: 64 bits</text:p>
      <text:p text:style-name="P3"><text:s text:c="13"/>clock: 33MHz</text:p>
      <text:p text:style-name="P3"><text:s text:c="13"/>capabilities: pm msi cap_list</text:p>
      <text:p text:style-name="P3"><text:s text:c="13"/>configuration: driver=intel_pch_thermal latency=0</text:p>
      <text:p text:style-name="P3"><text:s text:c="13"/>resources: iomemory:1f0-1ef irq:18 memory:1fff016000-1fff016fff</text:p>
      <text:p text:style-name="P3"><text:s text:c="8"/>*-communication</text:p>
      <text:p text:style-name="P3"><text:s text:c="13"/>description: Communication controller</text:p>
      <text:p text:style-name="P3"><text:s text:c="13"/>product: Sunrise Point-LP CSME HECI #1</text:p>
      <text:p text:style-name="P3"><text:s text:c="13"/>vendor: Intel Corporation</text:p>
      <text:p text:style-name="P3"><text:s text:c="13"/>physical id: 16</text:p>
      <text:p text:style-name="P3"><text:s text:c="13"/>bus info: pci@0000:00:16.0</text:p>
      <text:p text:style-name="P3"><text:s text:c="13"/>version: 21</text:p>
      <text:p text:style-name="P3"><text:s text:c="13"/>width: 64 bits</text:p>
      <text:p text:style-name="P3"><text:s text:c="13"/>clock: 33MHz</text:p>
      <text:p text:style-name="P3"><text:s text:c="13"/>capabilities: pm msi bus_master cap_list</text:p>
      <text:p text:style-name="P3"><text:s text:c="13"/>configuration: driver=mei_me latency=0</text:p>
      <text:p text:style-name="P3"><text:soft-page-break/><text:s text:c="13"/>resources: iomemory:1f0-1ef irq:129 memory:1fff015000-1fff015fff</text:p>
      <text:p text:style-name="P3"><text:s text:c="8"/>*-storage</text:p>
      <text:p text:style-name="P3"><text:s text:c="13"/>description: SATA controller</text:p>
      <text:p text:style-name="P3"><text:s text:c="13"/>product: Sunrise Point-LP SATA Controller [AHCI mode]</text:p>
      <text:p text:style-name="P3"><text:s text:c="13"/>vendor: Intel Corporation</text:p>
      <text:p text:style-name="P3"><text:s text:c="13"/>physical id: 17</text:p>
      <text:p text:style-name="P3"><text:s text:c="13"/>bus info: pci@0000:00:17.0</text:p>
      <text:p text:style-name="P3"><text:s text:c="13"/>version: 21</text:p>
      <text:p text:style-name="P3"><text:s text:c="13"/>width: 32 bits</text:p>
      <text:p text:style-name="P3"><text:s text:c="13"/>clock: 66MHz</text:p>
      <text:p text:style-name="P3"><text:s text:c="13"/>capabilities: storage msi pm ahci_1.0 bus_master cap_list</text:p>
      <text:p text:style-name="P3"><text:s text:c="13"/>configuration: driver=ahci latency=0</text:p>
      <text:p text:style-name="P3"><text:s text:c="13"/>resources: irq:127 memory:e0314000-e0315fff memory:e0317000-e03170ff ioport:4080(size=8) ioport:4088(size=4) ioport:4060(size=32) memory:e0316000-e03167ff</text:p>
      <text:p text:style-name="P3"><text:s text:c="8"/>*-pci:0</text:p>
      <text:p text:style-name="P3"><text:s text:c="13"/>description: PCI bridge</text:p>
      <text:p text:style-name="P3"><text:s text:c="13"/>product: Sunrise Point-LP PCI Express Root Port #5</text:p>
      <text:p text:style-name="P3"><text:s text:c="13"/>vendor: Intel Corporation</text:p>
      <text:p text:style-name="P3"><text:s text:c="13"/>physical id: 1c</text:p>
      <text:p text:style-name="P3"><text:s text:c="13"/>bus info: pci@0000:00:1c.0</text:p>
      <text:p text:style-name="P3"><text:s text:c="13"/>version: f1</text:p>
      <text:p text:style-name="P3"><text:s text:c="13"/>width: 32 bits</text:p>
      <text:p text:style-name="P3"><text:s text:c="13"/>clock: 33MHz</text:p>
      <text:p text:style-name="P3"><text:s text:c="13"/>capabilities: pci pciexpress msi pm normal_decode bus_master cap_list</text:p>
      <text:p text:style-name="P3"><text:s text:c="13"/>configuration: driver=pcieport</text:p>
      <text:p text:style-name="P3"><text:s text:c="13"/>resources: irq:122 ioport:3000(size=4096) memory:e0200000-e02fffff</text:p>
      <text:p text:style-name="P3"><text:s text:c="11"/>*-network</text:p>
      <text:p text:style-name="P3"><text:s text:c="16"/>description: Ethernet interface</text:p>
      <text:p text:style-name="P3"><text:s text:c="16"/>product: RTL8111/8168/8411 PCI Express Gigabit Ethernet Controller</text:p>
      <text:p text:style-name="P3"><text:s text:c="16"/>vendor: Realtek Semiconductor Co., Ltd.</text:p>
      <text:p text:style-name="P3"><text:s text:c="16"/>physical id: 0</text:p>
      <text:p text:style-name="P3"><text:s text:c="16"/>bus info: pci@0000:01:00.0</text:p>
      <text:p text:style-name="P3"><text:s text:c="16"/>logical name: enp1s0</text:p>
      <text:p text:style-name="P3"><text:s text:c="16"/>version: 15</text:p>
      <text:p text:style-name="P3"><text:s text:c="16"/>serial: c8:d3:ff:e3:40:59</text:p>
      <text:p text:style-name="P3"><text:s text:c="16"/>size: 10Mbit/s</text:p>
      <text:p text:style-name="P3"><text:s text:c="16"/>capacity: 1Gbit/s</text:p>
      <text:p text:style-name="P3"><text:s text:c="16"/>width: 64 bits</text:p>
      <text:p text:style-name="P3"><text:s text:c="16"/>clock: 33MHz</text:p>
      <text:p text:style-name="P3"><text:s text:c="16"/>capabilities: pm msi pciexpress msix bus_master cap_list ethernet physical tp mii 10bt 10bt-fd 100bt 100bt-fd 1000bt-fd autonegotiation</text:p>
      <text:p text:style-name="P3"><text:s text:c="16"/>configuration: autonegotiation=on broadcast=yes driver=r8169 duplex=half firmware=rtl8168h-2_0.0.2 02/26/15 latency=0 link=no multicast=yes port=MII speed=10Mbit/s</text:p>
      <text:p text:style-name="P3"><text:s text:c="16"/>resources: irq:16 ioport:3000(size=256) memory:e0204000-e0204fff memory:e0200000-e0203fff</text:p>
      <text:p text:style-name="P3"><text:s text:c="8"/>*-pci:1</text:p>
      <text:p text:style-name="P3"><text:s text:c="13"/>description: PCI bridge</text:p>
      <text:p text:style-name="P3"><text:s text:c="13"/>product: Sunrise Point-LP PCI Express Root Port #6</text:p>
      <text:p text:style-name="P3"><text:s text:c="13"/>vendor: Intel Corporation</text:p>
      <text:p text:style-name="P3"><text:s text:c="13"/>physical id: 1c.5</text:p>
      <text:p text:style-name="P3"><text:s text:c="13"/>bus info: pci@0000:00:1c.5</text:p>
      <text:p text:style-name="P3"><text:s text:c="13"/>version: f1</text:p>
      <text:p text:style-name="P3"><text:soft-page-break/><text:s text:c="13"/>width: 32 bits</text:p>
      <text:p text:style-name="P3"><text:s text:c="13"/>clock: 33MHz</text:p>
      <text:p text:style-name="P3"><text:s text:c="13"/>capabilities: pci pciexpress msi pm normal_decode bus_master cap_list</text:p>
      <text:p text:style-name="P3"><text:s text:c="13"/>configuration: driver=pcieport</text:p>
      <text:p text:style-name="P3"><text:s text:c="13"/>resources: irq:123 memory:e0100000-e01fffff</text:p>
      <text:p text:style-name="P3"><text:s text:c="11"/>*-network</text:p>
      <text:p text:style-name="P3"><text:s text:c="16"/>description: Wireless interface</text:p>
      <text:p text:style-name="P3"><text:s text:c="16"/>product: Wireless 7265</text:p>
      <text:p text:style-name="P3"><text:s text:c="16"/>vendor: Intel Corporation</text:p>
      <text:p text:style-name="P3"><text:s text:c="16"/>physical id: 0</text:p>
      <text:p text:style-name="P3"><text:s text:c="16"/>bus info: pci@0000:02:00.0</text:p>
      <text:p text:style-name="P3"><text:s text:c="16"/>logical name: wlp2s0</text:p>
      <text:p text:style-name="P3"><text:s text:c="16"/>version: 59</text:p>
      <text:p text:style-name="P3"><text:s text:c="16"/>serial: 7c:b0:c2:20:92:d9</text:p>
      <text:p text:style-name="P3"><text:s text:c="16"/>width: 64 bits</text:p>
      <text:p text:style-name="P3"><text:s text:c="16"/>clock: 33MHz</text:p>
      <text:p text:style-name="P3"><text:s text:c="16"/>capabilities: pm msi pciexpress bus_master cap_list ethernet physical wireless</text:p>
      <text:p text:style-name="P3"><text:s text:c="16"/>configuration: broadcast=yes driver=iwlwifi driverversion=5.0.0-36-generic firmware=29.1044073957.0 ip=192.168.0.145 latency=0 link=yes multicast=yes wireless=IEEE 802.11</text:p>
      <text:p text:style-name="P3"><text:s text:c="16"/>resources: irq:130 memory:e0100000-e0101fff</text:p>
      <text:p text:style-name="P3"><text:s text:c="8"/>*-pci:2</text:p>
      <text:p text:style-name="P3"><text:s text:c="13"/>description: PCI bridge</text:p>
      <text:p text:style-name="P3"><text:s text:c="13"/>product: Sunrise Point-LP PCI Express Root Port #9</text:p>
      <text:p text:style-name="P3"><text:s text:c="13"/>vendor: Intel Corporation</text:p>
      <text:p text:style-name="P3"><text:s text:c="13"/>physical id: 1d</text:p>
      <text:p text:style-name="P3"><text:s text:c="13"/>bus info: pci@0000:00:1d.0</text:p>
      <text:p text:style-name="P3"><text:s text:c="13"/>version: f1</text:p>
      <text:p text:style-name="P3"><text:s text:c="13"/>width: 32 bits</text:p>
      <text:p text:style-name="P3"><text:s text:c="13"/>clock: 33MHz</text:p>
      <text:p text:style-name="P3"><text:s text:c="13"/>capabilities: pci pciexpress msi pm normal_decode bus_master cap_list</text:p>
      <text:p text:style-name="P3"><text:s text:c="13"/>configuration: driver=pcieport</text:p>
      <text:p text:style-name="P3"><text:s text:c="13"/>resources: irq:124 ioport:5000(size=4096) memory:e0000000-e00fffff ioport:1c00000000(size=2097152)</text:p>
      <text:p text:style-name="P3"><text:s text:c="11"/>*-generic</text:p>
      <text:p text:style-name="P3"><text:s text:c="16"/>description: Unassigned class</text:p>
      <text:p text:style-name="P3"><text:s text:c="16"/>product: RTS522A PCI Express Card Reader</text:p>
      <text:p text:style-name="P3"><text:s text:c="16"/>vendor: Realtek Semiconductor Co., Ltd.</text:p>
      <text:p text:style-name="P3"><text:s text:c="16"/>physical id: 0</text:p>
      <text:p text:style-name="P3"><text:s text:c="16"/>bus info: pci@0000:03:00.0</text:p>
      <text:p text:style-name="P3"><text:s text:c="16"/>version: 01</text:p>
      <text:p text:style-name="P3"><text:s text:c="16"/>width: 32 bits</text:p>
      <text:p text:style-name="P3"><text:s text:c="16"/>clock: 33MHz</text:p>
      <text:p text:style-name="P3"><text:s text:c="16"/>capabilities: pm msi pciexpress bus_master cap_list</text:p>
      <text:p text:style-name="P3"><text:s text:c="16"/>configuration: driver=rtsx_pci latency=0</text:p>
      <text:p text:style-name="P3"><text:s text:c="16"/>resources: irq:126 memory:e0000000-e0000fff</text:p>
      <text:p text:style-name="P3"><text:s text:c="8"/>*-isa</text:p>
      <text:p text:style-name="P3"><text:s text:c="13"/>description: ISA bridge</text:p>
      <text:p text:style-name="P3"><text:s text:c="13"/>product: Sunrise Point-LP LPC Controller</text:p>
      <text:p text:style-name="P3"><text:s text:c="13"/>vendor: Intel Corporation</text:p>
      <text:p text:style-name="P3"><text:s text:c="13"/>physical id: 1f</text:p>
      <text:p text:style-name="P3"><text:s text:c="13"/>bus info: pci@0000:00:1f.0</text:p>
      <text:p text:style-name="P3"><text:soft-page-break/><text:s text:c="13"/>version: 21</text:p>
      <text:p text:style-name="P3"><text:s text:c="13"/>width: 32 bits</text:p>
      <text:p text:style-name="P3"><text:s text:c="13"/>clock: 33MHz</text:p>
      <text:p text:style-name="P3"><text:s text:c="13"/>capabilities: isa bus_master</text:p>
      <text:p text:style-name="P3"><text:s text:c="13"/>configuration: latency=0</text:p>
      <text:p text:style-name="P3"><text:s text:c="8"/>*-memory UNCLAIMED</text:p>
      <text:p text:style-name="P3"><text:s text:c="13"/>description: Memory controller</text:p>
      <text:p text:style-name="P3"><text:s text:c="13"/>product: Sunrise Point-LP PMC</text:p>
      <text:p text:style-name="P3"><text:s text:c="13"/>vendor: Intel Corporation</text:p>
      <text:p text:style-name="P3"><text:s text:c="13"/>physical id: 1f.2</text:p>
      <text:p text:style-name="P3"><text:s text:c="13"/>bus info: pci@0000:00:1f.2</text:p>
      <text:p text:style-name="P3"><text:s text:c="13"/>version: 21</text:p>
      <text:p text:style-name="P3"><text:s text:c="13"/>width: 32 bits</text:p>
      <text:p text:style-name="P3"><text:s text:c="13"/>clock: 33MHz (30.3ns)</text:p>
      <text:p text:style-name="P3"><text:s text:c="13"/>configuration: latency=0</text:p>
      <text:p text:style-name="P3"><text:s text:c="13"/>resources: memory:e0310000-e0313fff</text:p>
      <text:p text:style-name="P3"><text:s text:c="8"/>*-multimedia</text:p>
      <text:p text:style-name="P3"><text:s text:c="13"/>description: Audio device</text:p>
      <text:p text:style-name="P3"><text:s text:c="13"/>product: Sunrise Point-LP HD Audio</text:p>
      <text:p text:style-name="P3"><text:s text:c="13"/>vendor: Intel Corporation</text:p>
      <text:p text:style-name="P3"><text:s text:c="13"/>physical id: 1f.3</text:p>
      <text:p text:style-name="P3"><text:s text:c="13"/>bus info: pci@0000:00:1f.3</text:p>
      <text:p text:style-name="P3"><text:s text:c="13"/>version: 21</text:p>
      <text:p text:style-name="P3"><text:s text:c="13"/>width: 64 bits</text:p>
      <text:p text:style-name="P3"><text:s text:c="13"/>clock: 33MHz</text:p>
      <text:p text:style-name="P3"><text:s text:c="13"/>capabilities: pm msi bus_master cap_list</text:p>
      <text:p text:style-name="P3"><text:s text:c="13"/>configuration: driver=snd_hda_intel latency=64</text:p>
      <text:p text:style-name="P3"><text:s text:c="13"/>resources: iomemory:1f0-1ef iomemory:1f0-1ef irq:132 memory:1fff010000-1fff013fff memory:1fff000000-1fff00ffff</text:p>
      <text:p text:style-name="P3"><text:s text:c="8"/>*-serial UNCLAIMED</text:p>
      <text:p text:style-name="P3"><text:s text:c="13"/>description: SMBus</text:p>
      <text:p text:style-name="P3"><text:s text:c="13"/>product: Sunrise Point-LP SMBus</text:p>
      <text:p text:style-name="P3"><text:s text:c="13"/>vendor: Intel Corporation</text:p>
      <text:p text:style-name="P3"><text:s text:c="13"/>physical id: 1f.4</text:p>
      <text:p text:style-name="P3"><text:s text:c="13"/>bus info: pci@0000:00:1f.4</text:p>
      <text:p text:style-name="P3"><text:s text:c="13"/>version: 21</text:p>
      <text:p text:style-name="P3"><text:s text:c="13"/>width: 64 bits</text:p>
      <text:p text:style-name="P3"><text:s text:c="13"/>clock: 33MHz</text:p>
      <text:p text:style-name="P3"><text:s text:c="13"/>configuration: latency=0</text:p>
      <text:p text:style-name="P3"><text:s text:c="13"/>resources: iomemory:1f0-1ef memory:1fff014000-1fff0140ff ioport:efa0(size=32)</text:p>
      <text:p text:style-name="P3"><text:s text:c="5"/>*-scsi</text:p>
      <text:p text:style-name="P3"><text:s text:c="10"/>physical id: 1</text:p>
      <text:p text:style-name="P3"><text:s text:c="10"/>logical name: scsi2</text:p>
      <text:p text:style-name="P3"><text:s text:c="10"/>capabilities: emulated</text:p>
      <text:p text:style-name="P3"><text:s text:c="8"/>*-disk</text:p>
      <text:p text:style-name="P3"><text:s text:c="13"/>description: ATA Disk</text:p>
      <text:p text:style-name="P3"><text:s text:c="13"/>product: SAMSUNG MZNTY128</text:p>
      <text:p text:style-name="P3"><text:s text:c="13"/>physical id: 0.0.0</text:p>
      <text:p text:style-name="P3"><text:s text:c="13"/>bus info: scsi@2:0.0.0</text:p>
      <text:p text:style-name="P3"><text:s text:c="13"/>logical name: /dev/sda</text:p>
      <text:p text:style-name="P3"><text:s text:c="13"/>version: 1H3Q</text:p>
      <text:p text:style-name="P3"><text:s text:c="13"/>serial: S2YLNB0HA13795</text:p>
      <text:p text:style-name="P3"><text:soft-page-break/><text:s text:c="13"/>size: 119GiB (128GB)</text:p>
      <text:p text:style-name="P3"><text:s text:c="13"/>capabilities: gpt-1.00 partitioned partitioned:gpt</text:p>
      <text:p text:style-name="P3"><text:s text:c="13"/>configuration: ansiversion=5 guid=2a70ba20-e863-48c8-9ef2-6ec4f952a56c logicalsectorsize=512 sectorsize=4096</text:p>
      <text:p text:style-name="P3"><text:s text:c="11"/>*-volume:0</text:p>
      <text:p text:style-name="P3"><text:s text:c="16"/>description: reserved partition</text:p>
      <text:p text:style-name="P3"><text:s text:c="16"/>vendor: Windows</text:p>
      <text:p text:style-name="P3"><text:s text:c="16"/>physical id: 1</text:p>
      <text:p text:style-name="P3"><text:s text:c="16"/>bus info: scsi@2:0.0.0,1</text:p>
      <text:p text:style-name="P3"><text:s text:c="16"/>logical name: /dev/sda1</text:p>
      <text:p text:style-name="P3"><text:s text:c="16"/>serial: dafd3c18-2ae6-4aaa-a6cb-1a19ea9007cf</text:p>
      <text:p text:style-name="P3"><text:s text:c="16"/>capacity: 15MiB</text:p>
      <text:p text:style-name="P3"><text:s text:c="16"/>capabilities: nofs</text:p>
      <text:p text:style-name="P3"><text:s text:c="16"/>configuration: name=Microsoft reserved partition</text:p>
      <text:p text:style-name="P3"><text:s text:c="11"/>*-volume:1</text:p>
      <text:p text:style-name="P3"><text:s text:c="16"/>description: Windows NTFS volume</text:p>
      <text:p text:style-name="P3"><text:s text:c="16"/>vendor: Windows</text:p>
      <text:p text:style-name="P3"><text:s text:c="16"/>physical id: 2</text:p>
      <text:p text:style-name="P3"><text:s text:c="16"/>bus info: scsi@2:0.0.0,2</text:p>
      <text:p text:style-name="P3"><text:s text:c="16"/>logical name: /dev/sda2</text:p>
      <text:p text:style-name="P3"><text:s text:c="16"/>version: 3.1</text:p>
      <text:p text:style-name="P3"><text:s text:c="16"/>serial: 442d8cef-171d-434d-a430-172ead91d802</text:p>
      <text:p text:style-name="P3"><text:s text:c="16"/>size: 99GiB</text:p>
      <text:p text:style-name="P3"><text:s text:c="16"/>capacity: 99GiB</text:p>
      <text:p text:style-name="P3"><text:s text:c="16"/>capabilities: ntfs initialized</text:p>
      <text:p text:style-name="P3"><text:s text:c="16"/>configuration: clustersize=4096 created=2019-08-19 08:13:23 filesystem=ntfs modified_by_chkdsk=true mounted_on_nt4=true name=Basic data partition resize_log_file=true state=dirty upgrade_on_mount=true</text:p>
      <text:p text:style-name="P3"><text:s text:c="11"/>*-volume:2</text:p>
      <text:p text:style-name="P3"><text:s text:c="16"/>description: Windows NTFS volume</text:p>
      <text:p text:style-name="P3"><text:s text:c="16"/>vendor: Windows</text:p>
      <text:p text:style-name="P3"><text:s text:c="16"/>physical id: 3</text:p>
      <text:p text:style-name="P3"><text:s text:c="16"/>bus info: scsi@2:0.0.0,3</text:p>
      <text:p text:style-name="P3"><text:s text:c="16"/>logical name: /dev/sda3</text:p>
      <text:p text:style-name="P3"><text:s text:c="16"/>version: 3.1</text:p>
      <text:p text:style-name="P3"><text:s text:c="16"/>serial: d8d5-af49</text:p>
      <text:p text:style-name="P3"><text:s text:c="16"/>size: 500MiB</text:p>
      <text:p text:style-name="P3"><text:s text:c="16"/>capacity: 528MiB</text:p>
      <text:p text:style-name="P3"><text:s text:c="16"/>capabilities: boot precious readonly hidden nomount ntfs initialized</text:p>
      <text:p text:style-name="P3"><text:s text:c="16"/>configuration: clustersize=4096 created=2019-08-19 08:34:56 filesystem=ntfs label=Recovery modified_by_chkdsk=true mounted_on_nt4=true name=Basic data partition resize_log_file=true state=dirty upgrade_on_mount=true</text:p>
      <text:p text:style-name="P3"><text:s text:c="11"/>*-volume:3</text:p>
      <text:p text:style-name="P3"><text:s text:c="16"/>description: Windows FAT volume</text:p>
      <text:p text:style-name="P3"><text:s text:c="16"/>vendor: MSDOS5.0</text:p>
      <text:p text:style-name="P3"><text:s text:c="16"/>physical id: 4</text:p>
      <text:p text:style-name="P3"><text:s text:c="16"/>bus info: scsi@2:0.0.0,4</text:p>
      <text:p text:style-name="P3"><text:s text:c="16"/>logical name: /dev/sda4</text:p>
      <text:p text:style-name="P3"><text:s text:c="16"/>logical name: /boot/efi</text:p>
      <text:p text:style-name="P3"><text:s text:c="16"/>version: FAT32</text:p>
      <text:p text:style-name="P3"><text:s text:c="16"/>serial: d2d7-3313</text:p>
      <text:p text:style-name="P3"><text:s text:c="16"/>size: 83MiB</text:p>
      <text:p text:style-name="P3"><text:soft-page-break/><text:s text:c="16"/>capacity: 99MiB</text:p>
      <text:p text:style-name="P3"><text:s text:c="16"/>capabilities: boot fat initialized</text:p>
      <text:p text:style-name="P3"><text:s text:c="16"/>configuration: FATs=2 filesystem=fat mount.fstype=vfat mount.options=rw,relatime,fmask=0077,dmask=0077,codepage=437,iocharset=iso8859-1,shortname=mixed,errors=remount-ro name=EFI system partition state=mounted</text:p>
      <text:p text:style-name="P3"><text:s text:c="11"/>*-volume:4</text:p>
      <text:p text:style-name="P3"><text:s text:c="16"/>description: EXT4 volume</text:p>
      <text:p text:style-name="P3"><text:s text:c="16"/>vendor: Linux</text:p>
      <text:p text:style-name="P3"><text:s text:c="16"/>physical id: 5</text:p>
      <text:p text:style-name="P3"><text:s text:c="16"/>bus info: scsi@2:0.0.0,5</text:p>
      <text:p text:style-name="P3"><text:s text:c="16"/>logical name: /dev/sda5</text:p>
      <text:p text:style-name="P3"><text:s text:c="16"/>logical name: /</text:p>
      <text:p text:style-name="P3"><text:s text:c="16"/>version: 1.0</text:p>
      <text:p text:style-name="P3"><text:s text:c="16"/>serial: 6738c132-6f3a-4160-92f6-2c51853b0d61</text:p>
      <text:p text:style-name="P3"><text:s text:c="16"/>size: 18GiB</text:p>
      <text:p text:style-name="P3"><text:s text:c="16"/>capabilities: journaled extended_attributes large_files huge_files dir_nlink recover 64bit extents ext4 ext2 initialized</text:p>
      <text:p text:style-name="P3"><text:s text:c="16"/>configuration: created=2019-11-20 20:30:13 filesystem=ext4 lastmountpoint=/ modified=2019-12-04 16:33:44 mount.fstype=ext4 mount.options=rw,relatime,errors=remount-ro mounted=2019-12-04 16:33:44 state=mounted</text:p>
      <text:p text:style-name="P3"><text:s text:c="2"/>*-battery</text:p>
      <text:p text:style-name="P3"><text:s text:c="7"/>product: RR03048XL</text:p>
      <text:p text:style-name="P3"><text:s text:c="7"/>vendor: 333-42-2A</text:p>
      <text:p text:style-name="P3"><text:s text:c="7"/>physical id: 1</text:p>
      <text:p text:style-name="P3"><text:s text:c="7"/>slot: Primary</text:p>
      <text:p text:style-name="P3"><text:s text:c="7"/>capacity: 47990mWh</text:p>
      <text:p text:style-name="P3"><text:s text:c="7"/>configuration: voltage=11,4V</text:p>
      <text:p text:style-name="P3"/>
      <text:p text:style-name="P3"/>
      <text:p text:style-name="P3">alexandru@alexandru-HP-ProBook-430-G4:~$ sudo lshw</text:p>
      <text:p text:style-name="P3">[sudo] password for alexandru: </text:p>
      <text:p text:style-name="P3">alexandru-hp-probook-430-g4 </text:p>
      <text:p text:style-name="P3"><text:s text:c="4"/>description: Notebook</text:p>
      <text:p text:style-name="P3"><text:s text:c="4"/>product: HP ProBook 430 G4 (Y7Z51EA#ABB)</text:p>
      <text:p text:style-name="P3"><text:s text:c="4"/>vendor: HP</text:p>
      <text:p text:style-name="P3"><text:s text:c="4"/>serial: 5CD6520DJ7</text:p>
      <text:p text:style-name="P3"><text:s text:c="4"/>width: 64 bits</text:p>
      <text:p text:style-name="P3"><text:s text:c="4"/>capabilities: smbios-3.0 dmi-3.0 smp vsyscall32</text:p>
      <text:p text:style-name="P3"><text:s text:c="4"/>configuration: administrator_password=disabled boot=normal chassis=notebook family=103C_5336AN G=N L=BUS B=HP S=PRO frontpanel_password=disabled keyboard_password=disabled power-on_password=disabled sku=Y7Z51EA#ABB uuid=084B9A4D-C389-0610-94B3-7D342F136299</text:p>
      <text:p text:style-name="P3"><text:s text:c="2"/>*-core</text:p>
      <text:p text:style-name="P3"><text:s text:c="7"/>description: Motherboard</text:p>
      <text:p text:style-name="P3"><text:s text:c="7"/>product: 822C</text:p>
      <text:p text:style-name="P3"><text:s text:c="7"/>vendor: HP</text:p>
      <text:p text:style-name="P3"><text:s text:c="7"/>physical id: 0</text:p>
      <text:p text:style-name="P3"><text:s text:c="7"/>version: KBC Version 42.1E</text:p>
      <text:p text:style-name="P3"><text:s text:c="7"/>serial: PGDZN038J5788H</text:p>
      <text:p text:style-name="P3"><text:s text:c="5"/>*-memory</text:p>
      <text:p text:style-name="P3"><text:s text:c="10"/>description: System Memory</text:p>
      <text:p text:style-name="P3"><text:s text:c="10"/>physical id: 0</text:p>
      <text:p text:style-name="P3"><text:soft-page-break/><text:s text:c="10"/>slot: System board or motherboard</text:p>
      <text:p text:style-name="P3"><text:s text:c="10"/>size: 4GiB</text:p>
      <text:p text:style-name="P3"><text:s text:c="8"/>*-bank:0</text:p>
      <text:p text:style-name="P3"><text:s text:c="13"/>description: SODIMM DDR4 Synchronous 2133 MHz (0,5 ns)</text:p>
      <text:p text:style-name="P3"><text:s text:c="13"/>product: HMA851S6AFR6N-UH</text:p>
      <text:p text:style-name="P3"><text:s text:c="13"/>vendor: Hynix/Hyundai</text:p>
      <text:p text:style-name="P3"><text:s text:c="13"/>physical id: 0</text:p>
      <text:p text:style-name="P3"><text:s text:c="13"/>serial: 283B1A68</text:p>
      <text:p text:style-name="P3"><text:s text:c="13"/>slot: Bottom-Slot 1(top)</text:p>
      <text:p text:style-name="P3"><text:s text:c="13"/>size: 4GiB</text:p>
      <text:p text:style-name="P3"><text:s text:c="13"/>width: 64 bits</text:p>
      <text:p text:style-name="P3"><text:s text:c="13"/>clock: 2133MHz (0.5ns)</text:p>
      <text:p text:style-name="P3"><text:s text:c="8"/>*-bank:1</text:p>
      <text:p text:style-name="P3"><text:s text:c="13"/>description: [empty]</text:p>
      <text:p text:style-name="P3"><text:s text:c="13"/>physical id: 1</text:p>
      <text:p text:style-name="P3"><text:s text:c="13"/>slot: Bottom-Slot 2(under)</text:p>
      <text:p text:style-name="P3"><text:s text:c="5"/>*-firmware</text:p>
      <text:p text:style-name="P3"><text:s text:c="10"/>description: BIOS</text:p>
      <text:p text:style-name="P3"><text:s text:c="10"/>vendor: HP</text:p>
      <text:p text:style-name="P3"><text:s text:c="10"/>physical id: 6</text:p>
      <text:p text:style-name="P3"><text:s text:c="10"/>version: P85 Ver. 01.02</text:p>
      <text:p text:style-name="P3"><text:s text:c="10"/>date: 08/30/2016</text:p>
      <text:p text:style-name="P3"><text:s text:c="10"/>size: 64KiB</text:p>
      <text:p text:style-name="P3"><text:s text:c="10"/>capacity: 15MiB</text:p>
      <text:p text:style-name="P3"><text:s text:c="10"/>capabilities: pci pcmcia upgrade shadowing cdboot bootselect edd int5printscreen int9keyboard int14serial int17printer acpi usb smartbattery biosbootspecification netboot uefi</text:p>
      <text:p text:style-name="P3"><text:s text:c="5"/>*-cache:0</text:p>
      <text:p text:style-name="P3"><text:s text:c="10"/>description: L1 cache</text:p>
      <text:p text:style-name="P3"><text:s text:c="10"/>physical id: c</text:p>
      <text:p text:style-name="P3"><text:s text:c="10"/>slot: L1 Cache</text:p>
      <text:p text:style-name="P3"><text:s text:c="10"/>size: 128KiB</text:p>
      <text:p text:style-name="P3"><text:s text:c="10"/>capacity: 128KiB</text:p>
      <text:p text:style-name="P3"><text:s text:c="10"/>capabilities: synchronous internal write-back unified</text:p>
      <text:p text:style-name="P3"><text:s text:c="10"/>configuration: level=1</text:p>
      <text:p text:style-name="P3"><text:s text:c="5"/>*-cache:1</text:p>
      <text:p text:style-name="P3"><text:s text:c="10"/>description: L2 cache</text:p>
      <text:p text:style-name="P3"><text:s text:c="10"/>physical id: d</text:p>
      <text:p text:style-name="P3"><text:s text:c="10"/>slot: L2 Cache</text:p>
      <text:p text:style-name="P3"><text:s text:c="10"/>size: 512KiB</text:p>
      <text:p text:style-name="P3"><text:s text:c="10"/>capacity: 512KiB</text:p>
      <text:p text:style-name="P3"><text:s text:c="10"/>capabilities: synchronous internal write-back unified</text:p>
      <text:p text:style-name="P3"><text:s text:c="10"/>configuration: level=2</text:p>
      <text:p text:style-name="P3"><text:s text:c="5"/>*-cache:2</text:p>
      <text:p text:style-name="P3"><text:s text:c="10"/>description: L3 cache</text:p>
      <text:p text:style-name="P3"><text:s text:c="10"/>physical id: e</text:p>
      <text:p text:style-name="P3"><text:s text:c="10"/>slot: L3 Cache</text:p>
      <text:p text:style-name="P3"><text:s text:c="10"/>size: 3MiB</text:p>
      <text:p text:style-name="P3"><text:s text:c="10"/>capacity: 3MiB</text:p>
      <text:p text:style-name="P3"><text:s text:c="10"/>capabilities: synchronous internal write-back unified</text:p>
      <text:p text:style-name="P3"><text:s text:c="10"/>configuration: level=3</text:p>
      <text:p text:style-name="P3"><text:s text:c="5"/>*-cpu</text:p>
      <text:p text:style-name="P3"><text:s text:c="10"/>description: CPU</text:p>
      <text:p text:style-name="P3"><text:soft-page-break/><text:s text:c="10"/>product: Intel(R) Core(TM) i5-7200U CPU @ 2.50GHz</text:p>
      <text:p text:style-name="P3"><text:s text:c="10"/>vendor: Intel Corp.</text:p>
      <text:p text:style-name="P3"><text:s text:c="10"/>physical id: f</text:p>
      <text:p text:style-name="P3"><text:s text:c="10"/>bus info: cpu@0</text:p>
      <text:p text:style-name="P3"><text:s text:c="10"/>version: Intel(R) Core(TM) i5-7200U CPU @ 2.50GHz</text:p>
      <text:p text:style-name="P3"><text:s text:c="10"/>serial: To Be Filled By O.E.M.</text:p>
      <text:p text:style-name="P3"><text:s text:c="10"/>slot: U3E1</text:p>
      <text:p text:style-name="P3"><text:s text:c="10"/>size: 1987MHz</text:p>
      <text:p text:style-name="P3"><text:s text:c="10"/>capacity: 3100MHz</text:p>
      <text:p text:style-name="P3"><text:s text:c="10"/>width: 64 bits</text:p>
      <text:p text:style-name="P3"><text:s text:c="10"/>clock: 100MHz</text:p>
      <text:p text:style-name="P3"><text:s text:c="10"/>capabilities: x86-64 fpu fpu_exception wp vme de pse tsc msr pae mce cx8 apic sep mtrr pge mca cmov pat pse36 clflush dts acpi mmx fxsr sse sse2 ss ht tm pbe syscall nx pdpe1gb rdtscp constant_tsc art arch_perfmon pebs bts rep_good nopl xtopology nonstop_tsc cpuid aperfmperf tsc_known_freq pni pclmulqdq dtes64 monitor ds_cpl vmx est tm2 ssse3 sdbg fma cx16 xtpr pdcm pcid sse4_1 sse4_2 x2apic movbe popcnt tsc_deadline_timer aes xsave avx f16c rdrand lahf_lm abm 3dnowprefetch cpuid_fault epb invpcid_single pti ssbd ibrs ibpb stibp tpr_shadow vnmi flexpriority ept vpid ept_ad fsgsbase tsc_adjust bmi1 avx2 smep bmi2 erms invpcid mpx rdseed adx smap clflushopt intel_pt xsaveopt xsavec xgetbv1 xsaves dtherm ida arat pln pts hwp hwp_notify hwp_act_window hwp_epp md_clear flush_l1d cpufreq</text:p>
      <text:p text:style-name="P3"><text:s text:c="10"/>configuration: cores=2 enabledcores=2 threads=4</text:p>
      <text:p text:style-name="P3"><text:s text:c="5"/>*-pci</text:p>
      <text:p text:style-name="P3"><text:s text:c="10"/>description: Host bridge</text:p>
      <text:p text:style-name="P3"><text:s text:c="10"/>product: Xeon E3-1200 v6/7th Gen Core Processor Host Bridge/DRAM Registers</text:p>
      <text:p text:style-name="P3"><text:s text:c="10"/>vendor: Intel Corporation</text:p>
      <text:p text:style-name="P3"><text:s text:c="10"/>physical id: 100</text:p>
      <text:p text:style-name="P3"><text:s text:c="10"/>bus info: pci@0000:00:00.0</text:p>
      <text:p text:style-name="P3"><text:s text:c="10"/>version: 02</text:p>
      <text:p text:style-name="P3"><text:s text:c="10"/>width: 32 bits</text:p>
      <text:p text:style-name="P3"><text:s text:c="10"/>clock: 33MHz</text:p>
      <text:p text:style-name="P3"><text:s text:c="10"/>configuration: driver=skl_uncore</text:p>
      <text:p text:style-name="P3"><text:s text:c="10"/>resources: irq:0</text:p>
      <text:p text:style-name="P3"><text:s text:c="8"/>*-display</text:p>
      <text:p text:style-name="P3"><text:s text:c="13"/>description: VGA compatible controller</text:p>
      <text:p text:style-name="P3"><text:s text:c="13"/>product: HD Graphics 620</text:p>
      <text:p text:style-name="P3"><text:s text:c="13"/>vendor: Intel Corporation</text:p>
      <text:p text:style-name="P3"><text:s text:c="13"/>physical id: 2</text:p>
      <text:p text:style-name="P3"><text:s text:c="13"/>bus info: pci@0000:00:02.0</text:p>
      <text:p text:style-name="P3"><text:s text:c="13"/>logical name: /dev/fb0</text:p>
      <text:p text:style-name="P3"><text:s text:c="13"/>version: 02</text:p>
      <text:p text:style-name="P3"><text:s text:c="13"/>width: 64 bits</text:p>
      <text:p text:style-name="P3"><text:s text:c="13"/>clock: 33MHz</text:p>
      <text:p text:style-name="P3"><text:s text:c="13"/>capabilities: pciexpress msi pm vga_controller bus_master cap_list rom fb</text:p>
      <text:p text:style-name="P3"><text:s text:c="13"/>configuration: depth=32 driver=i915 latency=0 mode=1920x1080 visual=truecolor xres=1920 yres=1080</text:p>
      <text:p text:style-name="P3"><text:s text:c="13"/>resources: iomemory:1f0-1ef irq:131 memory:1ffe000000-1ffeffffff memory:d0000000-dfffffff ioport:4000(size=64) memory:c0000-dffff</text:p>
      <text:p text:style-name="P3"><text:s text:c="8"/>*-usb</text:p>
      <text:p text:style-name="P3"><text:s text:c="13"/>description: USB controller</text:p>
      <text:p text:style-name="P3"><text:s text:c="13"/>product: Sunrise Point-LP USB 3.0 xHCI Controller</text:p>
      <text:p text:style-name="P3"><text:s text:c="13"/>vendor: Intel Corporation</text:p>
      <text:p text:style-name="P3"><text:s text:c="13"/>physical id: 14</text:p>
      <text:p text:style-name="P3"><text:soft-page-break/><text:s text:c="13"/>bus info: pci@0000:00:14.0</text:p>
      <text:p text:style-name="P3"><text:s text:c="13"/>version: 21</text:p>
      <text:p text:style-name="P3"><text:s text:c="13"/>width: 64 bits</text:p>
      <text:p text:style-name="P3"><text:s text:c="13"/>clock: 33MHz</text:p>
      <text:p text:style-name="P3"><text:s text:c="13"/>capabilities: pm msi xhci bus_master cap_list</text:p>
      <text:p text:style-name="P3"><text:s text:c="13"/>configuration: driver=xhci_hcd latency=0</text:p>
      <text:p text:style-name="P3"><text:s text:c="13"/>resources: irq:125 memory:e0300000-e030ffff</text:p>
      <text:p text:style-name="P3"><text:s text:c="11"/>*-usbhost:0</text:p>
      <text:p text:style-name="P3"><text:s text:c="16"/>product: xHCI Host Controller</text:p>
      <text:p text:style-name="P3"><text:s text:c="16"/>vendor: Linux 5.0.0-36-generic xhci-hcd</text:p>
      <text:p text:style-name="P3"><text:s text:c="16"/>physical id: 0</text:p>
      <text:p text:style-name="P3"><text:s text:c="16"/>bus info: usb@1</text:p>
      <text:p text:style-name="P3"><text:s text:c="16"/>logical name: usb1</text:p>
      <text:p text:style-name="P3"><text:s text:c="16"/>version: 5.00</text:p>
      <text:p text:style-name="P3"><text:s text:c="16"/>capabilities: usb-2.00</text:p>
      <text:p text:style-name="P3"><text:s text:c="16"/>configuration: driver=hub slots=12 speed=480Mbit/s</text:p>
      <text:p text:style-name="P3"><text:s text:c="14"/>*-usb:0</text:p>
      <text:p text:style-name="P3"><text:s text:c="19"/>description: Video</text:p>
      <text:p text:style-name="P3"><text:s text:c="19"/>product: HP HD Camera</text:p>
      <text:p text:style-name="P3"><text:s text:c="19"/>vendor: Generic</text:p>
      <text:p text:style-name="P3"><text:s text:c="19"/>physical id: 6</text:p>
      <text:p text:style-name="P3"><text:s text:c="19"/>bus info: usb@1:6</text:p>
      <text:p text:style-name="P3"><text:s text:c="19"/>version: 1.05</text:p>
      <text:p text:style-name="P3"><text:s text:c="19"/>serial: 200901010001</text:p>
      <text:p text:style-name="P3"><text:s text:c="19"/>capabilities: usb-2.00</text:p>
      <text:p text:style-name="P3"><text:s text:c="19"/>configuration: driver=uvcvideo maxpower=500mA speed=480Mbit/s</text:p>
      <text:p text:style-name="P3"><text:s text:c="14"/>*-usb:1</text:p>
      <text:p text:style-name="P3"><text:s text:c="19"/>description: Bluetooth wireless interface</text:p>
      <text:p text:style-name="P3"><text:s text:c="19"/>vendor: Intel Corp.</text:p>
      <text:p text:style-name="P3"><text:s text:c="19"/>physical id: 7</text:p>
      <text:p text:style-name="P3"><text:s text:c="19"/>bus info: usb@1:7</text:p>
      <text:p text:style-name="P3"><text:s text:c="19"/>version: 0.03</text:p>
      <text:p text:style-name="P3"><text:s text:c="19"/>capabilities: bluetooth usb-2.00</text:p>
      <text:p text:style-name="P3"><text:s text:c="19"/>configuration: driver=btusb maxpower=100mA speed=12Mbit/s</text:p>
      <text:p text:style-name="P3"><text:s text:c="14"/>*-usb:2 UNCLAIMED</text:p>
      <text:p text:style-name="P3"><text:s text:c="19"/>description: Generic USB device</text:p>
      <text:p text:style-name="P3"><text:s text:c="19"/>product: VFS495 Fingerprint Reader</text:p>
      <text:p text:style-name="P3"><text:s text:c="19"/>vendor: Validity Sensors, Inc.</text:p>
      <text:p text:style-name="P3"><text:s text:c="19"/>physical id: 8</text:p>
      <text:p text:style-name="P3"><text:s text:c="19"/>bus info: usb@1:8</text:p>
      <text:p text:style-name="P3"><text:s text:c="19"/>version: 1.04</text:p>
      <text:p text:style-name="P3"><text:s text:c="19"/>serial: 00b00cffac9d</text:p>
      <text:p text:style-name="P3"><text:s text:c="19"/>capabilities: usb-1.10</text:p>
      <text:p text:style-name="P3"><text:s text:c="19"/>configuration: maxpower=100mA speed=12Mbit/s</text:p>
      <text:p text:style-name="P3"><text:s text:c="11"/>*-usbhost:1</text:p>
      <text:p text:style-name="P3"><text:s text:c="16"/>product: xHCI Host Controller</text:p>
      <text:p text:style-name="P3"><text:s text:c="16"/>vendor: Linux 5.0.0-36-generic xhci-hcd</text:p>
      <text:p text:style-name="P3"><text:s text:c="16"/>physical id: 1</text:p>
      <text:p text:style-name="P3"><text:s text:c="16"/>bus info: usb@2</text:p>
      <text:p text:style-name="P3"><text:s text:c="16"/>logical name: usb2</text:p>
      <text:p text:style-name="P3"><text:s text:c="16"/>version: 5.00</text:p>
      <text:p text:style-name="P3"><text:s text:c="16"/>capabilities: usb-3.00</text:p>
      <text:p text:style-name="P3"><text:soft-page-break/><text:s text:c="16"/>configuration: driver=hub slots=6 speed=5000Mbit/s</text:p>
      <text:p text:style-name="P3"><text:s text:c="8"/>*-generic</text:p>
      <text:p text:style-name="P3"><text:s text:c="13"/>description: Signal processing controller</text:p>
      <text:p text:style-name="P3"><text:s text:c="13"/>product: Sunrise Point-LP Thermal subsystem</text:p>
      <text:p text:style-name="P3"><text:s text:c="13"/>vendor: Intel Corporation</text:p>
      <text:p text:style-name="P3"><text:s text:c="13"/>physical id: 14.2</text:p>
      <text:p text:style-name="P3"><text:s text:c="13"/>bus info: pci@0000:00:14.2</text:p>
      <text:p text:style-name="P3"><text:s text:c="13"/>version: 21</text:p>
      <text:p text:style-name="P3"><text:s text:c="13"/>width: 64 bits</text:p>
      <text:p text:style-name="P3"><text:s text:c="13"/>clock: 33MHz</text:p>
      <text:p text:style-name="P3"><text:s text:c="13"/>capabilities: pm msi cap_list</text:p>
      <text:p text:style-name="P3"><text:s text:c="13"/>configuration: driver=intel_pch_thermal latency=0</text:p>
      <text:p text:style-name="P3"><text:s text:c="13"/>resources: iomemory:1f0-1ef irq:18 memory:1fff016000-1fff016fff</text:p>
      <text:p text:style-name="P3"><text:s text:c="8"/>*-communication</text:p>
      <text:p text:style-name="P3"><text:s text:c="13"/>description: Communication controller</text:p>
      <text:p text:style-name="P3"><text:s text:c="13"/>product: Sunrise Point-LP CSME HECI #1</text:p>
      <text:p text:style-name="P3"><text:s text:c="13"/>vendor: Intel Corporation</text:p>
      <text:p text:style-name="P3"><text:s text:c="13"/>physical id: 16</text:p>
      <text:p text:style-name="P3"><text:s text:c="13"/>bus info: pci@0000:00:16.0</text:p>
      <text:p text:style-name="P3"><text:s text:c="13"/>version: 21</text:p>
      <text:p text:style-name="P3"><text:s text:c="13"/>width: 64 bits</text:p>
      <text:p text:style-name="P3"><text:s text:c="13"/>clock: 33MHz</text:p>
      <text:p text:style-name="P3"><text:s text:c="13"/>capabilities: pm msi bus_master cap_list</text:p>
      <text:p text:style-name="P3"><text:s text:c="13"/>configuration: driver=mei_me latency=0</text:p>
      <text:p text:style-name="P3"><text:s text:c="13"/>resources: iomemory:1f0-1ef irq:129 memory:1fff015000-1fff015fff</text:p>
      <text:p text:style-name="P3"><text:s text:c="8"/>*-storage</text:p>
      <text:p text:style-name="P3"><text:s text:c="13"/>description: SATA controller</text:p>
      <text:p text:style-name="P3"><text:s text:c="13"/>product: Sunrise Point-LP SATA Controller [AHCI mode]</text:p>
      <text:p text:style-name="P3"><text:s text:c="13"/>vendor: Intel Corporation</text:p>
      <text:p text:style-name="P3"><text:s text:c="13"/>physical id: 17</text:p>
      <text:p text:style-name="P3"><text:s text:c="13"/>bus info: pci@0000:00:17.0</text:p>
      <text:p text:style-name="P3"><text:s text:c="13"/>version: 21</text:p>
      <text:p text:style-name="P3"><text:s text:c="13"/>width: 32 bits</text:p>
      <text:p text:style-name="P3"><text:s text:c="13"/>clock: 66MHz</text:p>
      <text:p text:style-name="P3"><text:s text:c="13"/>capabilities: storage msi pm ahci_1.0 bus_master cap_list</text:p>
      <text:p text:style-name="P3"><text:s text:c="13"/>configuration: driver=ahci latency=0</text:p>
      <text:p text:style-name="P3"><text:s text:c="13"/>resources: irq:127 memory:e0314000-e0315fff memory:e0317000-e03170ff ioport:4080(size=8) ioport:4088(size=4) ioport:4060(size=32) memory:e0316000-e03167ff</text:p>
      <text:p text:style-name="P3"><text:s text:c="8"/>*-pci:0</text:p>
      <text:p text:style-name="P3"><text:s text:c="13"/>description: PCI bridge</text:p>
      <text:p text:style-name="P3"><text:s text:c="13"/>product: Sunrise Point-LP PCI Express Root Port #5</text:p>
      <text:p text:style-name="P3"><text:s text:c="13"/>vendor: Intel Corporation</text:p>
      <text:p text:style-name="P3"><text:s text:c="13"/>physical id: 1c</text:p>
      <text:p text:style-name="P3"><text:s text:c="13"/>bus info: pci@0000:00:1c.0</text:p>
      <text:p text:style-name="P3"><text:s text:c="13"/>version: f1</text:p>
      <text:p text:style-name="P3"><text:s text:c="13"/>width: 32 bits</text:p>
      <text:p text:style-name="P3"><text:s text:c="13"/>clock: 33MHz</text:p>
      <text:p text:style-name="P3"><text:s text:c="13"/>capabilities: pci pciexpress msi pm normal_decode bus_master cap_list</text:p>
      <text:p text:style-name="P3"><text:s text:c="13"/>configuration: driver=pcieport</text:p>
      <text:p text:style-name="P3"><text:s text:c="13"/>resources: irq:122 ioport:3000(size=4096) memory:e0200000-e02fffff</text:p>
      <text:p text:style-name="P3"><text:s text:c="11"/>*-network</text:p>
      <text:p text:style-name="P3"><text:s text:c="16"/>description: Ethernet interface</text:p>
      <text:p text:style-name="P3"><text:soft-page-break/><text:s text:c="16"/>product: RTL8111/8168/8411 PCI Express Gigabit Ethernet Controller</text:p>
      <text:p text:style-name="P3"><text:s text:c="16"/>vendor: Realtek Semiconductor Co., Ltd.</text:p>
      <text:p text:style-name="P3"><text:s text:c="16"/>physical id: 0</text:p>
      <text:p text:style-name="P3"><text:s text:c="16"/>bus info: pci@0000:01:00.0</text:p>
      <text:p text:style-name="P3"><text:s text:c="16"/>logical name: enp1s0</text:p>
      <text:p text:style-name="P3"><text:s text:c="16"/>version: 15</text:p>
      <text:p text:style-name="P3"><text:s text:c="16"/>serial: c8:d3:ff:e3:40:59</text:p>
      <text:p text:style-name="P3"><text:s text:c="16"/>size: 10Mbit/s</text:p>
      <text:p text:style-name="P3"><text:s text:c="16"/>capacity: 1Gbit/s</text:p>
      <text:p text:style-name="P3"><text:s text:c="16"/>width: 64 bits</text:p>
      <text:p text:style-name="P3"><text:s text:c="16"/>clock: 33MHz</text:p>
      <text:p text:style-name="P3"><text:s text:c="16"/>capabilities: pm msi pciexpress msix bus_master cap_list ethernet physical tp mii 10bt 10bt-fd 100bt 100bt-fd 1000bt-fd autonegotiation</text:p>
      <text:p text:style-name="P3"><text:s text:c="16"/>configuration: autonegotiation=on broadcast=yes driver=r8169 duplex=half firmware=rtl8168h-2_0.0.2 02/26/15 latency=0 link=no multicast=yes port=MII speed=10Mbit/s</text:p>
      <text:p text:style-name="P3"><text:s text:c="16"/>resources: irq:16 ioport:3000(size=256) memory:e0204000-e0204fff memory:e0200000-e0203fff</text:p>
      <text:p text:style-name="P3"><text:s text:c="8"/>*-pci:1</text:p>
      <text:p text:style-name="P3"><text:s text:c="13"/>description: PCI bridge</text:p>
      <text:p text:style-name="P3"><text:s text:c="13"/>product: Sunrise Point-LP PCI Express Root Port #6</text:p>
      <text:p text:style-name="P3"><text:s text:c="13"/>vendor: Intel Corporation</text:p>
      <text:p text:style-name="P3"><text:s text:c="13"/>physical id: 1c.5</text:p>
      <text:p text:style-name="P3"><text:s text:c="13"/>bus info: pci@0000:00:1c.5</text:p>
      <text:p text:style-name="P3"><text:s text:c="13"/>version: f1</text:p>
      <text:p text:style-name="P3"><text:s text:c="13"/>width: 32 bits</text:p>
      <text:p text:style-name="P3"><text:s text:c="13"/>clock: 33MHz</text:p>
      <text:p text:style-name="P3"><text:s text:c="13"/>capabilities: pci pciexpress msi pm normal_decode bus_master cap_list</text:p>
      <text:p text:style-name="P3"><text:s text:c="13"/>configuration: driver=pcieport</text:p>
      <text:p text:style-name="P3"><text:s text:c="13"/>resources: irq:123 memory:e0100000-e01fffff</text:p>
      <text:p text:style-name="P3"><text:s text:c="11"/>*-network</text:p>
      <text:p text:style-name="P3"><text:s text:c="16"/>description: Wireless interface</text:p>
      <text:p text:style-name="P3"><text:s text:c="16"/>product: Wireless 7265</text:p>
      <text:p text:style-name="P3"><text:s text:c="16"/>vendor: Intel Corporation</text:p>
      <text:p text:style-name="P3"><text:s text:c="16"/>physical id: 0</text:p>
      <text:p text:style-name="P3"><text:s text:c="16"/>bus info: pci@0000:02:00.0</text:p>
      <text:p text:style-name="P3"><text:s text:c="16"/>logical name: wlp2s0</text:p>
      <text:p text:style-name="P3"><text:s text:c="16"/>version: 59</text:p>
      <text:p text:style-name="P3"><text:s text:c="16"/>serial: 7c:b0:c2:20:92:d9</text:p>
      <text:p text:style-name="P3"><text:s text:c="16"/>width: 64 bits</text:p>
      <text:p text:style-name="P3"><text:s text:c="16"/>clock: 33MHz</text:p>
      <text:p text:style-name="P3"><text:s text:c="16"/>capabilities: pm msi pciexpress bus_master cap_list ethernet physical wireless</text:p>
      <text:p text:style-name="P3"><text:s text:c="16"/>configuration: broadcast=yes driver=iwlwifi driverversion=5.0.0-36-generic firmware=29.1044073957.0 ip=192.168.0.145 latency=0 link=yes multicast=yes wireless=IEEE 802.11</text:p>
      <text:p text:style-name="P3"><text:s text:c="16"/>resources: irq:130 memory:e0100000-e0101fff</text:p>
      <text:p text:style-name="P3"><text:s text:c="8"/>*-pci:2</text:p>
      <text:p text:style-name="P3"><text:s text:c="13"/>description: PCI bridge</text:p>
      <text:p text:style-name="P3"><text:s text:c="13"/>product: Sunrise Point-LP PCI Express Root Port #9</text:p>
      <text:p text:style-name="P3"><text:s text:c="13"/>vendor: Intel Corporation</text:p>
      <text:p text:style-name="P3"><text:s text:c="13"/>physical id: 1d</text:p>
      <text:p text:style-name="P3"><text:s text:c="13"/>bus info: pci@0000:00:1d.0</text:p>
      <text:p text:style-name="P3"><text:s text:c="13"/>version: f1</text:p>
      <text:p text:style-name="P3"><text:soft-page-break/><text:s text:c="13"/>width: 32 bits</text:p>
      <text:p text:style-name="P3"><text:s text:c="13"/>clock: 33MHz</text:p>
      <text:p text:style-name="P3"><text:s text:c="13"/>capabilities: pci pciexpress msi pm normal_decode bus_master cap_list</text:p>
      <text:p text:style-name="P3"><text:s text:c="13"/>configuration: driver=pcieport</text:p>
      <text:p text:style-name="P3"><text:s text:c="13"/>resources: irq:124 ioport:5000(size=4096) memory:e0000000-e00fffff ioport:1c00000000(size=2097152)</text:p>
      <text:p text:style-name="P3"><text:s text:c="11"/>*-generic</text:p>
      <text:p text:style-name="P3"><text:s text:c="16"/>description: Unassigned class</text:p>
      <text:p text:style-name="P3"><text:s text:c="16"/>product: RTS522A PCI Express Card Reader</text:p>
      <text:p text:style-name="P3"><text:s text:c="16"/>vendor: Realtek Semiconductor Co., Ltd.</text:p>
      <text:p text:style-name="P3"><text:s text:c="16"/>physical id: 0</text:p>
      <text:p text:style-name="P3"><text:s text:c="16"/>bus info: pci@0000:03:00.0</text:p>
      <text:p text:style-name="P3"><text:s text:c="16"/>version: 01</text:p>
      <text:p text:style-name="P3"><text:s text:c="16"/>width: 32 bits</text:p>
      <text:p text:style-name="P3"><text:s text:c="16"/>clock: 33MHz</text:p>
      <text:p text:style-name="P3"><text:s text:c="16"/>capabilities: pm msi pciexpress bus_master cap_list</text:p>
      <text:p text:style-name="P3"><text:s text:c="16"/>configuration: driver=rtsx_pci latency=0</text:p>
      <text:p text:style-name="P3"><text:s text:c="16"/>resources: irq:126 memory:e0000000-e0000fff</text:p>
      <text:p text:style-name="P3"><text:s text:c="8"/>*-isa</text:p>
      <text:p text:style-name="P3"><text:s text:c="13"/>description: ISA bridge</text:p>
      <text:p text:style-name="P3"><text:s text:c="13"/>product: Sunrise Point-LP LPC Controller</text:p>
      <text:p text:style-name="P3"><text:s text:c="13"/>vendor: Intel Corporation</text:p>
      <text:p text:style-name="P3"><text:s text:c="13"/>physical id: 1f</text:p>
      <text:p text:style-name="P3"><text:s text:c="13"/>bus info: pci@0000:00:1f.0</text:p>
      <text:p text:style-name="P3"><text:s text:c="13"/>version: 21</text:p>
      <text:p text:style-name="P3"><text:s text:c="13"/>width: 32 bits</text:p>
      <text:p text:style-name="P3"><text:s text:c="13"/>clock: 33MHz</text:p>
      <text:p text:style-name="P3"><text:s text:c="13"/>capabilities: isa bus_master</text:p>
      <text:p text:style-name="P3"><text:s text:c="13"/>configuration: latency=0</text:p>
      <text:p text:style-name="P3"><text:s text:c="8"/>*-memory UNCLAIMED</text:p>
      <text:p text:style-name="P3"><text:s text:c="13"/>description: Memory controller</text:p>
      <text:p text:style-name="P3"><text:s text:c="13"/>product: Sunrise Point-LP PMC</text:p>
      <text:p text:style-name="P3"><text:s text:c="13"/>vendor: Intel Corporation</text:p>
      <text:p text:style-name="P3"><text:s text:c="13"/>physical id: 1f.2</text:p>
      <text:p text:style-name="P3"><text:s text:c="13"/>bus info: pci@0000:00:1f.2</text:p>
      <text:p text:style-name="P3"><text:s text:c="13"/>version: 21</text:p>
      <text:p text:style-name="P3"><text:s text:c="13"/>width: 32 bits</text:p>
      <text:p text:style-name="P3"><text:s text:c="13"/>clock: 33MHz (30.3ns)</text:p>
      <text:p text:style-name="P3"><text:s text:c="13"/>configuration: latency=0</text:p>
      <text:p text:style-name="P3"><text:s text:c="13"/>resources: memory:e0310000-e0313fff</text:p>
      <text:p text:style-name="P3"><text:s text:c="8"/>*-multimedia</text:p>
      <text:p text:style-name="P3"><text:s text:c="13"/>description: Audio device</text:p>
      <text:p text:style-name="P3"><text:s text:c="13"/>product: Sunrise Point-LP HD Audio</text:p>
      <text:p text:style-name="P3"><text:s text:c="13"/>vendor: Intel Corporation</text:p>
      <text:p text:style-name="P3"><text:s text:c="13"/>physical id: 1f.3</text:p>
      <text:p text:style-name="P3"><text:s text:c="13"/>bus info: pci@0000:00:1f.3</text:p>
      <text:p text:style-name="P3"><text:s text:c="13"/>version: 21</text:p>
      <text:p text:style-name="P3"><text:s text:c="13"/>width: 64 bits</text:p>
      <text:p text:style-name="P3"><text:s text:c="13"/>clock: 33MHz</text:p>
      <text:p text:style-name="P3"><text:s text:c="13"/>capabilities: pm msi bus_master cap_list</text:p>
      <text:p text:style-name="P3"><text:s text:c="13"/>configuration: driver=snd_hda_intel latency=64</text:p>
      <text:p text:style-name="P3"><text:soft-page-break/><text:s text:c="13"/>resources: iomemory:1f0-1ef iomemory:1f0-1ef irq:132 memory:1fff010000-1fff013fff memory:1fff000000-1fff00ffff</text:p>
      <text:p text:style-name="P3"><text:s text:c="8"/>*-serial UNCLAIMED</text:p>
      <text:p text:style-name="P3"><text:s text:c="13"/>description: SMBus</text:p>
      <text:p text:style-name="P3"><text:s text:c="13"/>product: Sunrise Point-LP SMBus</text:p>
      <text:p text:style-name="P3"><text:s text:c="13"/>vendor: Intel Corporation</text:p>
      <text:p text:style-name="P3"><text:s text:c="13"/>physical id: 1f.4</text:p>
      <text:p text:style-name="P3"><text:s text:c="13"/>bus info: pci@0000:00:1f.4</text:p>
      <text:p text:style-name="P3"><text:s text:c="13"/>version: 21</text:p>
      <text:p text:style-name="P3"><text:s text:c="13"/>width: 64 bits</text:p>
      <text:p text:style-name="P3"><text:s text:c="13"/>clock: 33MHz</text:p>
      <text:p text:style-name="P3"><text:s text:c="13"/>configuration: latency=0</text:p>
      <text:p text:style-name="P3"><text:s text:c="13"/>resources: iomemory:1f0-1ef memory:1fff014000-1fff0140ff ioport:efa0(size=32)</text:p>
      <text:p text:style-name="P3"><text:s text:c="5"/>*-scsi</text:p>
      <text:p text:style-name="P3"><text:s text:c="10"/>physical id: 1</text:p>
      <text:p text:style-name="P3"><text:s text:c="10"/>logical name: scsi2</text:p>
      <text:p text:style-name="P3"><text:s text:c="10"/>capabilities: emulated</text:p>
      <text:p text:style-name="P3"><text:s text:c="8"/>*-disk</text:p>
      <text:p text:style-name="P3"><text:s text:c="13"/>description: ATA Disk</text:p>
      <text:p text:style-name="P3"><text:s text:c="13"/>product: SAMSUNG MZNTY128</text:p>
      <text:p text:style-name="P3"><text:s text:c="13"/>physical id: 0.0.0</text:p>
      <text:p text:style-name="P3"><text:s text:c="13"/>bus info: scsi@2:0.0.0</text:p>
      <text:p text:style-name="P3"><text:s text:c="13"/>logical name: /dev/sda</text:p>
      <text:p text:style-name="P3"><text:s text:c="13"/>version: 1H3Q</text:p>
      <text:p text:style-name="P3"><text:s text:c="13"/>serial: S2YLNB0HA13795</text:p>
      <text:p text:style-name="P3"><text:s text:c="13"/>size: 119GiB (128GB)</text:p>
      <text:p text:style-name="P3"><text:s text:c="13"/>capabilities: gpt-1.00 partitioned partitioned:gpt</text:p>
      <text:p text:style-name="P3"><text:s text:c="13"/>configuration: ansiversion=5 guid=2a70ba20-e863-48c8-9ef2-6ec4f952a56c logicalsectorsize=512 sectorsize=4096</text:p>
      <text:p text:style-name="P3"><text:s text:c="11"/>*-volume:0</text:p>
      <text:p text:style-name="P3"><text:s text:c="16"/>description: reserved partition</text:p>
      <text:p text:style-name="P3"><text:s text:c="16"/>vendor: Windows</text:p>
      <text:p text:style-name="P3"><text:s text:c="16"/>physical id: 1</text:p>
      <text:p text:style-name="P3"><text:s text:c="16"/>bus info: scsi@2:0.0.0,1</text:p>
      <text:p text:style-name="P3"><text:s text:c="16"/>logical name: /dev/sda1</text:p>
      <text:p text:style-name="P3"><text:s text:c="16"/>serial: dafd3c18-2ae6-4aaa-a6cb-1a19ea9007cf</text:p>
      <text:p text:style-name="P3"><text:s text:c="16"/>capacity: 15MiB</text:p>
      <text:p text:style-name="P3"><text:s text:c="16"/>capabilities: nofs</text:p>
      <text:p text:style-name="P3"><text:s text:c="16"/>configuration: name=Microsoft reserved partition</text:p>
      <text:p text:style-name="P3"><text:s text:c="11"/>*-volume:1</text:p>
      <text:p text:style-name="P3"><text:s text:c="16"/>description: Windows NTFS volume</text:p>
      <text:p text:style-name="P3"><text:s text:c="16"/>vendor: Windows</text:p>
      <text:p text:style-name="P3"><text:s text:c="16"/>physical id: 2</text:p>
      <text:p text:style-name="P3"><text:s text:c="16"/>bus info: scsi@2:0.0.0,2</text:p>
      <text:p text:style-name="P3"><text:s text:c="16"/>logical name: /dev/sda2</text:p>
      <text:p text:style-name="P3"><text:s text:c="16"/>version: 3.1</text:p>
      <text:p text:style-name="P3"><text:s text:c="16"/>serial: 442d8cef-171d-434d-a430-172ead91d802</text:p>
      <text:p text:style-name="P3"><text:s text:c="16"/>size: 99GiB</text:p>
      <text:p text:style-name="P3"><text:s text:c="16"/>capacity: 99GiB</text:p>
      <text:p text:style-name="P3"><text:s text:c="16"/>capabilities: ntfs initialized</text:p>
      <text:p text:style-name="P3"><text:soft-page-break/><text:s text:c="16"/>configuration: clustersize=4096 created=2019-08-19 08:13:23 filesystem=ntfs modified_by_chkdsk=true mounted_on_nt4=true name=Basic data partition resize_log_file=true state=dirty upgrade_on_mount=true</text:p>
      <text:p text:style-name="P3"><text:s text:c="11"/>*-volume:2</text:p>
      <text:p text:style-name="P3"><text:s text:c="16"/>description: Windows NTFS volume</text:p>
      <text:p text:style-name="P3"><text:s text:c="16"/>vendor: Windows</text:p>
      <text:p text:style-name="P3"><text:s text:c="16"/>physical id: 3</text:p>
      <text:p text:style-name="P3"><text:s text:c="16"/>bus info: scsi@2:0.0.0,3</text:p>
      <text:p text:style-name="P3"><text:s text:c="16"/>logical name: /dev/sda3</text:p>
      <text:p text:style-name="P3"><text:s text:c="16"/>version: 3.1</text:p>
      <text:p text:style-name="P3"><text:s text:c="16"/>serial: d8d5-af49</text:p>
      <text:p text:style-name="P3"><text:s text:c="16"/>size: 500MiB</text:p>
      <text:p text:style-name="P3"><text:s text:c="16"/>capacity: 528MiB</text:p>
      <text:p text:style-name="P3"><text:s text:c="16"/>capabilities: boot precious readonly hidden nomount ntfs initialized</text:p>
      <text:p text:style-name="P3"><text:s text:c="16"/>configuration: clustersize=4096 created=2019-08-19 08:34:56 filesystem=ntfs label=Recovery modified_by_chkdsk=true mounted_on_nt4=true name=Basic data partition resize_log_file=true state=dirty upgrade_on_mount=true</text:p>
      <text:p text:style-name="P3"><text:s text:c="11"/>*-volume:3</text:p>
      <text:p text:style-name="P3"><text:s text:c="16"/>description: Windows FAT volume</text:p>
      <text:p text:style-name="P3"><text:s text:c="16"/>vendor: MSDOS5.0</text:p>
      <text:p text:style-name="P3"><text:s text:c="16"/>physical id: 4</text:p>
      <text:p text:style-name="P3"><text:s text:c="16"/>bus info: scsi@2:0.0.0,4</text:p>
      <text:p text:style-name="P3"><text:s text:c="16"/>logical name: /dev/sda4</text:p>
      <text:p text:style-name="P3"><text:s text:c="16"/>logical name: /boot/efi</text:p>
      <text:p text:style-name="P3"><text:s text:c="16"/>version: FAT32</text:p>
      <text:p text:style-name="P3"><text:s text:c="16"/>serial: d2d7-3313</text:p>
      <text:p text:style-name="P3"><text:s text:c="16"/>size: 83MiB</text:p>
      <text:p text:style-name="P3"><text:s text:c="16"/>capacity: 99MiB</text:p>
      <text:p text:style-name="P3"><text:s text:c="16"/>capabilities: boot fat initialized</text:p>
      <text:p text:style-name="P3"><text:s text:c="16"/>configuration: FATs=2 filesystem=fat mount.fstype=vfat mount.options=rw,relatime,fmask=0077,dmask=0077,codepage=437,iocharset=iso8859-1,shortname=mixed,errors=remount-ro name=EFI system partition state=mounted</text:p>
      <text:p text:style-name="P3"><text:s text:c="11"/>*-volume:4</text:p>
      <text:p text:style-name="P3"><text:s text:c="16"/>description: EXT4 volume</text:p>
      <text:p text:style-name="P3"><text:s text:c="16"/>vendor: Linux</text:p>
      <text:p text:style-name="P3"><text:s text:c="16"/>physical id: 5</text:p>
      <text:p text:style-name="P3"><text:s text:c="16"/>bus info: scsi@2:0.0.0,5</text:p>
      <text:p text:style-name="P3"><text:s text:c="16"/>logical name: /dev/sda5</text:p>
      <text:p text:style-name="P3"><text:s text:c="16"/>logical name: /</text:p>
      <text:p text:style-name="P3"><text:s text:c="16"/>version: 1.0</text:p>
      <text:p text:style-name="P3"><text:s text:c="16"/>serial: 6738c132-6f3a-4160-92f6-2c51853b0d61</text:p>
      <text:p text:style-name="P3"><text:s text:c="16"/>size: 18GiB</text:p>
      <text:p text:style-name="P3"><text:s text:c="16"/>capabilities: journaled extended_attributes large_files huge_files dir_nlink recover 64bit extents ext4 ext2 initialized</text:p>
      <text:p text:style-name="P3"><text:s text:c="16"/>configuration: created=2019-11-20 20:30:13 filesystem=ext4 lastmountpoint=/ modified=2019-12-04 16:33:44 mount.fstype=ext4 mount.options=rw,relatime,errors=remount-ro mounted=2019-12-04 16:33:44 state=mounted</text:p>
      <text:p text:style-name="P3"><text:s text:c="2"/>*-battery</text:p>
      <text:p text:style-name="P3"><text:s text:c="7"/>product: RR03048XL</text:p>
      <text:p text:style-name="P3"><text:s text:c="7"/>vendor: 333-42-2A</text:p>
      <text:p text:style-name="P3"><text:s text:c="7"/>physical id: 1</text:p>
      <text:p text:style-name="P3"><text:s text:c="7"/>slot: Primary</text:p>
      <text:p text:style-name="P3"><text:soft-page-break/><text:s text:c="7"/>capacity: 47990mWh</text:p>
      <text:p text:style-name="P3"><text:s text:c="7"/>configuration: voltage=11,4V</text:p>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17:27:57.830972718</meta:creation-date>
    <dc:date>2019-12-04T17:29:41.885654705</dc:date>
    <meta:editing-duration>PT1M44S</meta:editing-duration>
    <meta:editing-cycles>1</meta:editing-cycles>
    <meta:document-statistic meta:table-count="0" meta:image-count="0" meta:object-count="0" meta:page-count="18" meta:paragraph-count="815" meta:word-count="2855" meta:character-count="35280" meta:non-whitespace-character-count="22788"/>
    <meta:generator>LibreOffice/6.0.7.3$Linux_X86_64 LibreOffice_project/00m0$Build-3</meta:generator>
  </office:meta>
</office:document-meta>
</file>